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eed195" style:font-name="Arial1" fo:letter-spacing="normal" fo:font-style="normal" fo:font-weight="normal"/>
    </style:style>
    <style:style style:name="P2" style:family="paragraph" style:parent-style-name="Text_20_body" style:list-style-name="L3">
      <style:paragraph-properties fo:margin-top="0in" fo:margin-bottom="0in" style:line-height-at-least="0.202in" fo:text-align="justify" style:justify-single-word="false" fo:orphans="2" fo:widows="2"/>
    </style:style>
    <style:style style:name="P3" style:family="paragraph" style:parent-style-name="Text_20_body" style:list-style-name="L4">
      <style:paragraph-properties fo:margin-top="0in" fo:margin-bottom="0in" style:line-height-at-least="0.202in" fo:text-align="justify" style:justify-single-word="false" fo:orphans="2" fo:widows="2"/>
    </style:style>
    <style:style style:name="P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000000" style:font-name="Arial1" fo:font-size="9.44999980926514pt" fo:letter-spacing="normal" fo:font-style="normal" fo:font-weight="normal"/>
    </style:style>
    <style:style style:name="T2" style:family="text">
      <style:text-properties fo:font-variant="normal" fo:text-transform="none" fo:color="#444444" style:font-name="Arial1" fo:font-size="9.44999980926514pt" fo:letter-spacing="normal" fo:font-style="normal" fo:font-weight="normal"/>
    </style:style>
    <style:style style:name="T3" style:family="text">
      <style:text-properties fo:font-variant="normal" fo:text-transform="none" fo:color="#444444" style:font-name="Arial1" fo:font-size="9.44999980926514pt" fo:letter-spacing="normal" fo:font-style="normal" fo:font-weight="bold"/>
    </style:style>
    <style:style style:name="T4" style:family="text">
      <style:text-properties fo:font-variant="normal" fo:text-transform="none" fo:color="#444444" style:font-name="Arial1" fo:font-size="9.44999980926514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444444" style:font-name="Arial1" fo:font-size="9.44999980926514pt" fo:letter-spacing="normal" fo:font-style="italic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Code</text:h>
      <text:p text:style-name="P4"><text:span text:style-name="T2">The following are Java examples that show how to manipulate XML data in a programming environment. All require a few Java archives which can be found in </text:span><text:span text:style-name="T5">EXIST_HOME/lib</text:span><text:span text:style-name="T2">.</text:span></text:p>
      <text:list xml:id="list1390464428" text:style-name="L3">
        <text:list-item>
          <text:p text:style-name="P2"><text:span text:style-name="T4">SAX and DOM examples.</text:span><text:span text:style-name="T2"> A simple SAX example, and two very simple DOM programs. The SAX examples shows a content handler, and how to use it. The first DOM example serializes a DOM tree (don't use it in a real application!), and the second one modifies an XML document. See the comments. You must add the Xerces.jar archive in your CLASSPATH (look at EXIST_HOME/lib/endorsed).</text:span></text:p>
        </text:list-item>
      </text:list>
      <text:list xml:id="list2138664438" text:style-name="L4">
        <text:list-item>
          <text:list>
            <text:list-item>
              <text:p text:style-name="P3"><text:a xlink:type="simple" xlink:href="http://webdam.inria.fr/Jorge/files/SaxHandler.java"><text:span text:style-name="T1">SaxHandler.java</text:span></text:a><text:span text:style-name="T2">, </text:span><text:a xlink:type="simple" xlink:href="http://webdam.inria.fr/Jorge/files/SaxExample.java"><text:span text:style-name="T1">SaxExample.java</text:span></text:a><text:span text:style-name="T2">,</text:span></text:p>
            </text:list-item>
            <text:list-item>
              <text:p text:style-name="P3"><text:a xlink:type="simple" xlink:href="http://webdam.inria.fr/Jorge/files/DomSerializer.java"><text:span text:style-name="T1">DomSerializer.java</text:span></text:a></text:p>
            </text:list-item>
            <text:list-item>
              <text:p text:style-name="P3"><text:a xlink:type="simple" xlink:href="http://webdam.inria.fr/Jorge/files/DomPreorder.java"><text:span text:style-name="T1">DomPreorder.java</text:span></text:a></text:p>
            </text:list-item>
          </text:list>
        </text:list-item>
        <text:list-item>
          <text:p text:style-name="P3"><text:span text:style-name="T4">The Xalan XSLT processor</text:span><text:span text:style-name="T2">. The following example comes from the Xalan distribution. It shows how to apply an XSLT transformation to an XML document via the Xalan/Java API. You must have the files <text:s/>xalan.jar, xercesImpl.jar, xml-apis.jar and serializer.jar archives in your classpath.</text:span></text:p>
          <text:list>
            <text:list-item>
              <text:p text:style-name="P3"><text:a xlink:type="simple" xlink:href="http://webdam.inria.fr/Jorge/files/SimpleTransform.java"><text:span text:style-name="T1">SimpleTransform.java</text:span></text:a><text:span text:style-name="T2">, which applies </text:span><text:a xlink:type="simple" xlink:href="http://webdam.inria.fr/Jorge/prog/birds.xsl">birds.xsl</text:a><text:span text:style-name="T1"> </text:span><text:span text:style-name="T2">to </text:span><text:a xlink:type="simple" xlink:href="http://webdam.inria.fr/Jorge/prog/birds.xml"><text:span text:style-name="T1">birds.xml</text:span></text:a><text:span text:style-name="T2">.</text:span></text:p>
            </text:list-item>
          </text:list>
          <text:p text:style-name="P3"><text:span text:style-name="T2">See the </text:span><text:a xlink:type="simple" xlink:href="http://xalan.apache.org/index.html">Xalan site</text:a><text:span text:style-name="T1"> </text:span><text:span text:style-name="T2">for further examples and explanations.</text:span></text:p>
        </text:list-item>
        <text:list-item>
          <text:p text:style-name="P3"><text:span text:style-name="T3">XML:DB (using eXist) examples. </text:span><text:span text:style-name="T2">The following sample programs show how to access the eXist XML database. You must add the </text:span><text:span text:style-name="T5">exist.jar</text:span><text:span text:style-name="T2">, </text:span><text:span text:style-name="T5">xmldb.jar</text:span><text:span text:style-name="T2">, </text:span><text:span text:style-name="T5">xmlrpc-1.2-patched.jar</text:span><text:span text:style-name="T2">, and</text:span><text:span text:style-name="T5">log4j-1.2.14.jar </text:span><text:span text:style-name="T2">archives in your </text:span><text:span text:style-name="Teletype"><text:span text:style-name="T2">CLASSPATH</text:span></text:span><text:span text:style-name="T2">. See the book appendix for further explanations, as well as the </text:span><text:a xlink:type="simple" xlink:href="http://exist.sourceforge.net/devguide.html"><text:span text:style-name="T1">eXist documentation</text:span></text:a><text:span text:style-name="T2">.</text:span></text:p>
          <text:list>
            <text:list-item>
              <text:p text:style-name="P3"><text:a xlink:type="simple" xlink:href="http://webdam.inria.fr/Jorge/files/ExistAccess.java"><text:span text:style-name="T1">ExistAccess.java</text:span></text:a></text:p>
            </text:list-item>
            <text:list-item>
              <text:p text:style-name="P3"><text:a xlink:type="simple" xlink:href="http://webdam.inria.fr/Jorge/files/ExistQuery.java"><text:span text:style-name="T1">ExistQuery.java</text:span></text:a></text:p>
            </text:list-item>
          </text:list>
        </text:list-item>
        <text:list-item>
          <text:p text:style-name="P3"><text:span text:style-name="T3">Lucene examples.</text:span></text:p>
          <text:list>
            <text:list-item>
              <text:p text:style-name="P3"><text:a xlink:type="simple" xlink:href="http://webdam.inria.fr/Jorge/files/MyLucene.java"><text:span text:style-name="T1">MyLucene.java</text:span></text:a></text:p>
            </text:list-item>
            <text:list-item>
              <text:p text:style-name="P3"><text:a xlink:type="simple" xlink:href="http://webdam.inria.fr/Jorge/files/Simple.java"><text:span text:style-name="T1">Simple.java</text:span></text:a></text:p>
            </text:list-item>
          </text:list>
        </text:list-item>
        <text:list-item>
          <text:p text:style-name="P3"><text:span text:style-name="T3">Hadoop MapReduce.</text:span></text:p>
          <text:list>
            <text:list-item>
              <text:p text:style-name="P3"><text:a xlink:type="simple" xlink:href="http://webdam.inria.fr/Jorge/files/Authors.java">Authors.java</text:a><text:span text:style-name="T1"> </text:span><text:span text:style-name="T2">(the map and reduce jobs)</text:span></text:p>
            </text:list-item>
            <text:list-item>
              <text:p text:style-name="P3"><text:a xlink:type="simple" xlink:href="http://webdam.inria.fr/Jorge/files/AuthorsJob.java"><text:span text:style-name="T1">AuthorsJob.java</text:span></text:a>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Hidders</meta:initial-creator>
    <meta:creation-date>2012-04-22T20:52:21</meta:creation-date>
    <dc:date>2012-04-22T21:27:12</dc:date>
    <dc:creator>Jan Hidders</dc:creator>
    <meta:editing-duration>PT13M31S</meta:editing-duration>
    <meta:editing-cycles>7</meta:editing-cycles>
    <meta:generator>LibreOffice/3.4$Unix LibreOffice_project/340m1$Build-402</meta:generator>
    <meta:document-statistic meta:table-count="0" meta:image-count="0" meta:object-count="0" meta:page-count="1" meta:paragraph-count="18" meta:word-count="226" meta:character-count="1465" meta:non-whitespace-character-count="1272"/>
  </office:meta>
</office:document-meta>
</file>